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bc26" officeooo:paragraph-rsid="000abc26"/>
    </style:style>
    <style:style style:name="P2" style:family="paragraph" style:parent-style-name="Standard">
      <style:text-properties officeooo:rsid="000c877f" officeooo:paragraph-rsid="000c877f"/>
    </style:style>
    <style:style style:name="P3" style:family="paragraph" style:parent-style-name="Standard">
      <style:text-properties officeooo:rsid="000c877f" officeooo:paragraph-rsid="000d0fd5"/>
    </style:style>
    <style:style style:name="P4" style:family="paragraph" style:parent-style-name="Standard">
      <style:text-properties officeooo:rsid="000cfbca" officeooo:paragraph-rsid="000cfbca"/>
    </style:style>
    <style:style style:name="P5" style:family="paragraph" style:parent-style-name="Standard">
      <style:text-properties officeooo:rsid="000d0fd5" officeooo:paragraph-rsid="000d7968"/>
    </style:style>
    <style:style style:name="P6" style:family="paragraph" style:parent-style-name="Standard">
      <style:text-properties officeooo:rsid="000d7968" officeooo:paragraph-rsid="000d7968"/>
    </style:style>
    <style:style style:name="P7" style:family="paragraph" style:parent-style-name="Standard">
      <style:text-properties officeooo:rsid="000ed7fe" officeooo:paragraph-rsid="000c877f"/>
    </style:style>
    <style:style style:name="T1" style:family="text">
      <style:text-properties officeooo:rsid="000cfbca"/>
    </style:style>
    <style:style style:name="T2" style:family="text">
      <style:text-properties officeooo:rsid="000d7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omparace soucasne MS franci a ceske republiky</text:p>
      <text:p text:style-name="P1"/>
      <text:p text:style-name="P1"/>
      <text:p text:style-name="P1">materska dovolena....umoznuje rozdilny cas nastupu deti</text:p>
      <text:p text:style-name="P1">kurikulu...obsahove jsou si podobny, ale fr stat se zakem a ucit se psat</text:p>
      <text:p text:style-name="P1">rezim dne...<text:tab/>fr casovy harmonogram je podobny harmonogramu zs</text:p>
      <text:p text:style-name="P1"><text:tab/><text:tab/>prace s detmi je podobna praci s detmi na zs</text:p>
      <text:p text:style-name="P1"><text:tab/><text:tab/>fr skolka je soucasti budovy zs skoly</text:p>
      <text:p text:style-name="P4">v cr je vymezena role pedagoga jako pruvodce, ve fr neni</text:p>
      <text:p text:style-name="P4">ve fr, co se dite ma naucit, v cr je stredem to dite</text:p>
      <text:p text:style-name="P4">skryté kurikulum ve fr...(filmy) zpusobeno vzdelavacim systemem pedagogu, coz by byl dasi podnet ke zkoumani</text:p>
      <text:p text:style-name="P4"/>
      <text:p text:style-name="P4"/>
      <text:p text:style-name="P1"/>
      <text:p text:style-name="P1">z toho vyplyva - pohled na deti-fr zak, cr díte</text:p>
      <text:p text:style-name="P1"/>
      <text:p text:style-name="P1"/>
      <text:p text:style-name="P2"/>
      <text:p text:style-name="P3"/>
      <text:p text:style-name="P3"/>
      <text:p text:style-name="P6">zaver</text:p>
      <text:p text:style-name="P3">Francouzský dokument tuto kapitolu jako samostatnou zařazenou nemá, na rozdíl od českého dokumentu, který obsahuje mimo jiné i řadu doporučení v oblasti volby vhodných metod vzdělávání a celkového přístupu k rozvoji dítěte předškolního věku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mba </meta:initial-creator>
    <meta:creation-date>2014-11-28T15:36:39.276075607</meta:creation-date>
    <dc:date>2014-11-28T22:25:58.560019022</dc:date>
    <dc:creator>mamba </dc:creator>
    <meta:editing-duration>PT3H26M36S</meta:editing-duration>
    <meta:editing-cycles>1</meta:editing-cycles>
    <meta:document-statistic meta:table-count="0" meta:image-count="0" meta:object-count="0" meta:page-count="1" meta:paragraph-count="12" meta:word-count="136" meta:character-count="829" meta:non-whitespace-character-count="700"/>
    <meta:generator>LibreOffice/4.1.3.2$Linux_X86_64 LibreOffice_project/410m0$Build-2</meta:generator>
  </office:meta>
</office:document-meta>
</file>